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b9bd" officeooo:paragraph-rsid="0005b9bd"/>
    </style:style>
    <style:style style:name="P2" style:family="paragraph" style:parent-style-name="Standard">
      <style:text-properties officeooo:rsid="000643b2" officeooo:paragraph-rsid="000643b2"/>
    </style:style>
    <style:style style:name="P3" style:family="paragraph" style:parent-style-name="Standard">
      <style:text-properties officeooo:rsid="0007cc33" officeooo:paragraph-rsid="0007cc33"/>
    </style:style>
    <style:style style:name="P4" style:family="paragraph" style:parent-style-name="Standard">
      <style:text-properties officeooo:rsid="00093745" officeooo:paragraph-rsid="00093745"/>
    </style:style>
    <style:style style:name="P5" style:family="paragraph" style:parent-style-name="Standard">
      <style:text-properties officeooo:rsid="000a6928" officeooo:paragraph-rsid="000a6928"/>
    </style:style>
    <style:style style:name="P6" style:family="paragraph" style:parent-style-name="Standard">
      <style:text-properties officeooo:rsid="000e0f8f" officeooo:paragraph-rsid="000e0f8f"/>
    </style:style>
    <style:style style:name="P7" style:family="paragraph" style:parent-style-name="Standard">
      <style:text-properties officeooo:rsid="000ea3e1" officeooo:paragraph-rsid="000ea3e1"/>
    </style:style>
    <style:style style:name="P8" style:family="paragraph" style:parent-style-name="Standard">
      <style:text-properties officeooo:rsid="000fe183" officeooo:paragraph-rsid="000fe183"/>
    </style:style>
    <style:style style:name="P9" style:family="paragraph" style:parent-style-name="Standard">
      <style:text-properties officeooo:rsid="0011c404" officeooo:paragraph-rsid="0011c404"/>
    </style:style>
    <style:style style:name="P10" style:family="paragraph" style:parent-style-name="Standard">
      <style:text-properties officeooo:rsid="0011da87" officeooo:paragraph-rsid="0011da87"/>
    </style:style>
    <style:style style:name="P11" style:family="paragraph" style:parent-style-name="Standard">
      <style:text-properties officeooo:rsid="0013340f" officeooo:paragraph-rsid="0013340f"/>
    </style:style>
    <style:style style:name="P12" style:family="paragraph" style:parent-style-name="Standard">
      <style:text-properties officeooo:rsid="0014012a" officeooo:paragraph-rsid="0014012a"/>
    </style:style>
    <style:style style:name="P13" style:family="paragraph" style:parent-style-name="Standard">
      <style:text-properties officeooo:rsid="00152a3c" officeooo:paragraph-rsid="00152a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o ha llevado a muchos algoritmos que calculan o aproximan eficientemente SimRank propuesto por los investigadores. A pesar de estos abundantes esfuerzos de investigación, no existe una comparación sistemática de estos algoritmos. En este artículo, realizamos un estudio para comparar estos algoritmos para comprender sus ventajas y desventajas.</text:p>
      <text:p text:style-name="P1"/>
      <text:p text:style-name="P2">Primero presentamos una taxonomía para diferentes algoritmos que calculan SimRank y clasifican cada algoritmo en una de las siguientes tres clases, a saber, método basado en caminata iterativo, no iterativo y aleatorio. Implementamos diez algoritmos publicados de 2002 a 2015, y los comparamos usando gráficos sintéticos y del mundo real.</text:p>
      <text:p text:style-name="P2"/>
      <text:p text:style-name="P3">Para garantizar la imparcialidad de nuestro estudio, nuestras implementaciones utilizan la misma estructura de datos y marco de ejecución, y hacemos todo lo posible para optimizar cada uno de estos algoritmos. Nuestro estudio revela que ninguno de estos algoritmos domina a los demás: los algoritmos basados en métodos iterativos a menudo tienen mayor precisión, mientras que los algoritmos basados en caminata aleatoria pueden ser más escalables. Un algoritmo no narrativo tiene buena efectividad y eficiencia en gráficos de tamaño mediano. Por lo tanto, dependiendo de los requisitos de las diferentes aplicaciones, la elección óptima de los algoritmos difiere. Este documento proporciona una guía empírica para tomar tales decisiones.</text:p>
      <text:p text:style-name="P3"/>
      <text:p text:style-name="P4">En muchas aplicaciones, es importante medir la similitud entre dos vértices en un gráfico. Ejemplos notables incluyen el filtrado colaborativo en los sistemas de recomendación [7, 9, 23, 1], la predicción de enlaces para búsquedas en la web [17, 15], detección de spam en la web [3], y así sucesivamente [2, 25]. No es sorprendente que los investigadores hayan introducido muchas medidas de similitud diferentes en la última década. Entre estas medidas, SimRank es uno de los más populares.</text:p>
      <text:p text:style-name="P4"/>
      <text:p text:style-name="P5">Calcular SimRank puede ser computacionalmente costoso porque la similitud entre dos vértices no solo depende de sí mismos, sino también potencialmente de todos los demás vértices en el mismo componente conectado: la intuición es que dos nodos son similares si sus vecinos también son similares. Por lo tanto, existe un gran cuerpo de investigación que se centra en la optimización y aproximación de SimRank.</text:p>
      <text:p text:style-name="P5"/>
      <text:p text:style-name="P6">Taxonomía del trabajo existente. Los algoritmos existentes de cálculo de SimRank se pueden clasificar en tres clases, a saber, (1) método iterativo, que itera al punto fijo, (2) método no iterativo, que resuelve un sistema lineal (a menudo con una aproximación de rango bajo), y (3) caminata aleatoria, que modela el cálculo como caminatas aleatorias sobre el gráfico. Estas clases son lógicamente equivalentes: (1) el trabajo anterior ha establecido la equivalencia entre el método iterativo y la caminata aleatoria [8], y (2) mostramos en este trabajo, teóricamente, que el método no narrativo es equivalente a una versión aproximada de la caminata aleatoria ( Seccion 3). Esta conexión proporciona información sobre la comprensión de los algoritmos SimRank y explica nuestro resultado empírico. La figura 1 muestra esta taxonomía.</text:p>
      <text:p text:style-name="P6"/>
      <text:p text:style-name="P7">Resumen de metodología. Para comparar diferentes algoritmos de manera justa, los volvemos a implementar todos con la misma estructura de datos y marco de ejecución, y nuestras implementaciones son al menos tan rápidas como el trabajo de vanguardia [20]. Comparamos estos algoritmos con múltiples métricas que incluyen eficiencia, efectividad, robustez y escalabilidad. También estudiamos el impacto de diferentes estructuras gráficas en el rendimiento de estos algoritmos.</text:p>
      <text:p text:style-name="P7"/>
      <text:p text:style-name="P8">Resumen de Resultados. Encontramos que, en doce conjuntos de datos del mundo real, el método iterativo, si puede finalizar la ejecución, tiene la mayor precisión; sin embargo, este método a menudo <text:soft-page-break/>sufre problemas de escalabilidad en gráficos grandes. Los algoritmos de métodos no iterativos basados en la descomposición matricial de bajo rango no admiten bien la consulta top-k.</text:p>
      <text:p text:style-name="P8">Además, su precisión a menudo es menor debido a la aproximación con pérdida de bajo rango. Por otro lado, Par-SR, un algoritmo no iterativo que no adopta la aproximación de bajo rango, sino que utiliza las técnicas de matriz dispersa, tiene una buena eficiencia y efectividad. Los algoritmos basados en caminata aleatoria a menudo pueden escalar a gráficos grandes; sin embargo, su rendimiento y precisión a menudo son sensibles a la estructura de los gráficos. Para gráficos con una estructura local dispersa (Sección 5.1.1), las soluciones basadas en TopSim funcionan mejor; mientras que para gráficos con una estructura densa local, los algoritmos basados en el muestreo de Monte Carlo, como FP-SR y TSF, a menudo funcionan mejor.</text:p>
      <text:p text:style-name="P8"/>
      <text:p text:style-name="P9">4,1,4</text:p>
      <text:p text:style-name="P9"/>
      <text:p text:style-name="P9">La optimización principal del método iterativo radica en la reutilización de resultados intermedios. Parcial-SR y OIP-DMST calculan SimRank más rápido en comparación con Naive-SR almacenando las sumas parciales. Sin embargo, todavía existen dos deficiencias en los algoritmos basados en el método iterativo. Una es que la complejidad temporal de estos algoritmos es al menos cuadrática y no pueden procesar gráficas a gran escala de manera eficiente. La otra es que estos algoritmos no pueden obtener parte de los puntajes de SimRank sin calcular toda la matriz de similitud. Por lo tanto, cuando se maneja una consulta de un solo par o una consulta top-k, los algoritmos iterativos tienen que calcular todas las puntuaciones de SimRank para la indexación.</text:p>
      <text:p text:style-name="P9"/>
      <text:p text:style-name="P10">4,2,2</text:p>
      <text:p text:style-name="P10">Discusión. Al igual que NI-Sim, SimMat pierde precisión debido a la aproximación de bajo rango y no garantiza la primera reunión. SimMat se puede aplicar a gráficos limitados del mundo real. Esto se debe a que al transformar la fórmula inicial de SimRank en la forma de la ecuación de Sylvester en la ecuación 16 y calcular la matriz inversa de D después de la ecuación 17, se requiere que las matrices W y D sean reversibles, lo que es difícil de satisfacer en los gráficos del mundo real</text:p>
      <text:p text:style-name="P10"/>
      <text:p text:style-name="P11">4,2,4</text:p>
      <text:p text:style-name="P11"/>
      <text:p text:style-name="P11">El método no iterativo usa (1 - c) I para aproximar la matriz de corrección diagonal y rompe la naturaleza holística del cálculo de SimRank. Sin embargo, SimMat, NI-Sim y Par-SR sufren como consecuencia de no garantizar la primera reunión. Además, diferentes algoritmos no iterativos pierden precisión de sus propias técnicas de optimización, como la aproximación de bajo rango de una matriz y el número limitado de iteraciones.</text:p>
      <text:p text:style-name="P11"/>
      <text:p text:style-name="P12">4,3</text:p>
      <text:p text:style-name="P12">Los algoritmos basados en la caminata aleatoria interpretan la similitud como la distancia de encuentro esperada f de dos vértices diferentes. Estos algoritmos se dividen en dos categorías: (1) Monte Carlo, que muestrea algunas caminatas aleatorias acopladas para estimar los puntajes de SimRank mediante una simulación de Monte Carlo, como KM-SR [10], FP-SR [5] y TS-</text:p>
      <text:p text:style-name="P12">F [20], y (2) enumeración de ruta, que enumera todas las posibles</text:p>
      <text:p text:style-name="P12">caminatas aleatorias acopladas, como TopSim [11].</text:p>
      <text:p text:style-name="P12"/>
      <text:p text:style-name="P13">4,3,5</text:p>
      <text:p text:style-name="P13">La clave para los algoritmos basados en muestreo de Monte Carlo, como FP-SR, KM-SR y TSF, es muestrear eficientemente estos recorridos aleatorios acoplados cuando se consulta o almacenar los recorridos aleatorios de manera eficiente durante el preprocesamiento. Pierden eficiencia debido a las <text:soft-page-break/>muestras limitadas utilizadas para estimar la distancia de encuentro esperada-f. Los algoritmos basados en la enumeración de rutas, como TopSim, se centran en cómo reducir la cantidad de caminatas aleatorias de manera eficiente. La pérdida de precisión proviene de la corta duración de las caminatas aleator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6:23:08.995288418</meta:creation-date>
    <dc:date>2019-09-24T17:41:23.016176990</dc:date>
    <meta:editing-duration>PT1H17M26S</meta:editing-duration>
    <meta:editing-cycles>14</meta:editing-cycles>
    <meta:generator>LibreOffice/4.2.8.2$Linux_X86_64 LibreOffice_project/420m0$Build-2</meta:generator>
    <meta:document-statistic meta:table-count="0" meta:image-count="0" meta:object-count="0" meta:page-count="3" meta:paragraph-count="21" meta:word-count="1159" meta:character-count="7518" meta:non-whitespace-character-count="6380"/>
  </office:meta>
</office:document-meta>
</file>